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le_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14" table:default-cell-style-name="Default"/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0.01281401" calcext:value-type="float">
            <text:p>0,01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0.01281401" calcext:value-type="float">
            <text:p>0,01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1]-[.H1]" office:value-type="float" office:value="0" calcext:value-type="float">
            <text:p>0</text:p>
          </table:table-cell>
          <table:table-cell table:formula="of:=[.B1]-[.I1]" office:value-type="float" office:value="0" calcext:value-type="float">
            <text:p>0</text:p>
          </table:table-cell>
          <table:table-cell table:formula="of:=[.C1]-[.J1]" office:value-type="float" office:value="0" calcext:value-type="float">
            <text:p>0</text:p>
          </table:table-cell>
          <table:table-cell table:formula="of:=[.D1]-[.K1]" office:value-type="float" office:value="0" calcext:value-type="float">
            <text:p>0</text:p>
          </table:table-cell>
          <table:table-cell table:formula="of:=[.E1]-[.L1]" office:value-type="float" office:value="0" calcext:value-type="float">
            <text:p>0</text:p>
          </table:table-cell>
          <table:table-cell table:formula="of:=[.F1]-[.M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784084" calcext:value-type="float">
            <text:p>784084</text:p>
          </table:table-cell>
          <table:table-cell office:value-type="float" office:value="0.03822075" calcext:value-type="float">
            <text:p>0,03822075</text:p>
          </table:table-cell>
          <table:table-cell office:value-type="float" office:value="635.4787" calcext:value-type="float">
            <text:p>635,4787</text:p>
          </table:table-cell>
          <table:table-cell office:value-type="float" office:value="1034.312" calcext:value-type="float">
            <text:p>1034,312</text:p>
          </table:table-cell>
          <table:table-cell office:value-type="float" office:value="1074324" calcext:value-type="float">
            <text:p>1074324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784084" calcext:value-type="float">
            <text:p>784084</text:p>
          </table:table-cell>
          <table:table-cell office:value-type="float" office:value="0.03822075" calcext:value-type="float">
            <text:p>0,03822075</text:p>
          </table:table-cell>
          <table:table-cell office:value-type="float" office:value="635.4787" calcext:value-type="float">
            <text:p>635,4787</text:p>
          </table:table-cell>
          <table:table-cell office:value-type="float" office:value="1034.312" calcext:value-type="float">
            <text:p>1034,312</text:p>
          </table:table-cell>
          <table:table-cell office:value-type="float" office:value="1074324" calcext:value-type="float">
            <text:p>1074324</text:p>
          </table:table-cell>
          <table:table-cell/>
          <table:table-cell table:formula="of:=[.A2]-[.H2]" office:value-type="float" office:value="0" calcext:value-type="float">
            <text:p>0</text:p>
          </table:table-cell>
          <table:table-cell table:formula="of:=[.B2]-[.I2]" office:value-type="float" office:value="0" calcext:value-type="float">
            <text:p>0</text:p>
          </table:table-cell>
          <table:table-cell table:formula="of:=[.C2]-[.J2]" office:value-type="float" office:value="0" calcext:value-type="float">
            <text:p>0</text:p>
          </table:table-cell>
          <table:table-cell table:formula="of:=[.D2]-[.K2]" office:value-type="float" office:value="0" calcext:value-type="float">
            <text:p>0</text:p>
          </table:table-cell>
          <table:table-cell table:formula="of:=[.E2]-[.L2]" office:value-type="float" office:value="0" calcext:value-type="float">
            <text:p>0</text:p>
          </table:table-cell>
          <table:table-cell table:formula="of:=[.F2]-[.M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0.07452985" calcext:value-type="float">
            <text:p>0,07452985</text:p>
          </table:table-cell>
          <table:table-cell office:value-type="float" office:value="829.1311" calcext:value-type="float">
            <text:p>829,1311</text:p>
          </table:table-cell>
          <table:table-cell office:value-type="float" office:value="1870.904" calcext:value-type="float">
            <text:p>1870,904</text:p>
          </table:table-cell>
          <table:table-cell office:value-type="float" office:value="3068739" calcext:value-type="float">
            <text:p>3068739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0.07452985" calcext:value-type="float">
            <text:p>0,07452985</text:p>
          </table:table-cell>
          <table:table-cell office:value-type="float" office:value="829.1311" calcext:value-type="float">
            <text:p>829,1311</text:p>
          </table:table-cell>
          <table:table-cell office:value-type="float" office:value="1870.904" calcext:value-type="float">
            <text:p>1870,904</text:p>
          </table:table-cell>
          <table:table-cell office:value-type="float" office:value="3068739" calcext:value-type="float">
            <text:p>3068739</text:p>
          </table:table-cell>
          <table:table-cell/>
          <table:table-cell table:formula="of:=[.A3]-[.H3]" office:value-type="float" office:value="0" calcext:value-type="float">
            <text:p>0</text:p>
          </table:table-cell>
          <table:table-cell table:formula="of:=[.B3]-[.I3]" office:value-type="float" office:value="0" calcext:value-type="float">
            <text:p>0</text:p>
          </table:table-cell>
          <table:table-cell table:formula="of:=[.C3]-[.J3]" office:value-type="float" office:value="0" calcext:value-type="float">
            <text:p>0</text:p>
          </table:table-cell>
          <table:table-cell table:formula="of:=[.D3]-[.K3]" office:value-type="float" office:value="0" calcext:value-type="float">
            <text:p>0</text:p>
          </table:table-cell>
          <table:table-cell table:formula="of:=[.E3]-[.L3]" office:value-type="float" office:value="0" calcext:value-type="float">
            <text:p>0</text:p>
          </table:table-cell>
          <table:table-cell table:formula="of:=[.F3]-[.M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0.1584651" calcext:value-type="float">
            <text:p>0,1584651</text:p>
          </table:table-cell>
          <table:table-cell office:value-type="float" office:value="1209.462" calcext:value-type="float">
            <text:p>1209,462</text:p>
          </table:table-cell>
          <table:table-cell office:value-type="float" office:value="3379.058" calcext:value-type="float">
            <text:p>3379,058</text:p>
          </table:table-cell>
          <table:table-cell office:value-type="float" office:value="9131305" calcext:value-type="float">
            <text:p>9131305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0.1584651" calcext:value-type="float">
            <text:p>0,1584651</text:p>
          </table:table-cell>
          <table:table-cell office:value-type="float" office:value="1209.462" calcext:value-type="float">
            <text:p>1209,462</text:p>
          </table:table-cell>
          <table:table-cell office:value-type="float" office:value="3379.058" calcext:value-type="float">
            <text:p>3379,058</text:p>
          </table:table-cell>
          <table:table-cell office:value-type="float" office:value="9131305" calcext:value-type="float">
            <text:p>9131305</text:p>
          </table:table-cell>
          <table:table-cell/>
          <table:table-cell table:formula="of:=[.A4]-[.H4]" office:value-type="float" office:value="0" calcext:value-type="float">
            <text:p>0</text:p>
          </table:table-cell>
          <table:table-cell table:formula="of:=[.B4]-[.I4]" office:value-type="float" office:value="0" calcext:value-type="float">
            <text:p>0</text:p>
          </table:table-cell>
          <table:table-cell table:formula="of:=[.C4]-[.J4]" office:value-type="float" office:value="0" calcext:value-type="float">
            <text:p>0</text:p>
          </table:table-cell>
          <table:table-cell table:formula="of:=[.D4]-[.K4]" office:value-type="float" office:value="0" calcext:value-type="float">
            <text:p>0</text:p>
          </table:table-cell>
          <table:table-cell table:formula="of:=[.E4]-[.L4]" office:value-type="float" office:value="0" calcext:value-type="float">
            <text:p>0</text:p>
          </table:table-cell>
          <table:table-cell table:formula="of:=[.F4]-[.M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0.2687793" calcext:value-type="float">
            <text:p>0,2687793</text:p>
          </table:table-cell>
          <table:table-cell office:value-type="float" office:value="1615.733" calcext:value-type="float">
            <text:p>1615,733</text:p>
          </table:table-cell>
          <table:table-cell office:value-type="float" office:value="4069.26" calcext:value-type="float">
            <text:p>4069,26</text:p>
          </table:table-cell>
          <table:table-cell office:value-type="float" office:value="27331780" calcext:value-type="float">
            <text:p>27331780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0.2687793" calcext:value-type="float">
            <text:p>0,2687793</text:p>
          </table:table-cell>
          <table:table-cell office:value-type="float" office:value="1615.733" calcext:value-type="float">
            <text:p>1615,733</text:p>
          </table:table-cell>
          <table:table-cell office:value-type="float" office:value="4069.26" calcext:value-type="float">
            <text:p>4069,26</text:p>
          </table:table-cell>
          <table:table-cell office:value-type="float" office:value="27331780" calcext:value-type="float">
            <text:p>27331780</text:p>
          </table:table-cell>
          <table:table-cell/>
          <table:table-cell table:formula="of:=[.A5]-[.H5]" office:value-type="float" office:value="0" calcext:value-type="float">
            <text:p>0</text:p>
          </table:table-cell>
          <table:table-cell table:formula="of:=[.B5]-[.I5]" office:value-type="float" office:value="0" calcext:value-type="float">
            <text:p>0</text:p>
          </table:table-cell>
          <table:table-cell table:formula="of:=[.C5]-[.J5]" office:value-type="float" office:value="0" calcext:value-type="float">
            <text:p>0</text:p>
          </table:table-cell>
          <table:table-cell table:formula="of:=[.D5]-[.K5]" office:value-type="float" office:value="0" calcext:value-type="float">
            <text:p>0</text:p>
          </table:table-cell>
          <table:table-cell table:formula="of:=[.E5]-[.L5]" office:value-type="float" office:value="0" calcext:value-type="float">
            <text:p>0</text:p>
          </table:table-cell>
          <table:table-cell table:formula="of:=[.F5]-[.M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0.1281401" calcext:value-type="float">
            <text:p>0,1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0.1281401" calcext:value-type="float">
            <text:p>0,1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6]-[.H6]" office:value-type="float" office:value="0" calcext:value-type="float">
            <text:p>0</text:p>
          </table:table-cell>
          <table:table-cell table:formula="of:=[.B6]-[.I6]" office:value-type="float" office:value="0" calcext:value-type="float">
            <text:p>0</text:p>
          </table:table-cell>
          <table:table-cell table:formula="of:=[.C6]-[.J6]" office:value-type="float" office:value="0" calcext:value-type="float">
            <text:p>0</text:p>
          </table:table-cell>
          <table:table-cell table:formula="of:=[.D6]-[.K6]" office:value-type="float" office:value="0" calcext:value-type="float">
            <text:p>0</text:p>
          </table:table-cell>
          <table:table-cell table:formula="of:=[.E6]-[.L6]" office:value-type="float" office:value="0" calcext:value-type="float">
            <text:p>0</text:p>
          </table:table-cell>
          <table:table-cell table:formula="of:=[.F6]-[.M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0.3842407" calcext:value-type="float">
            <text:p>0,3842407</text:p>
          </table:table-cell>
          <table:table-cell office:value-type="float" office:value="637.8772" calcext:value-type="float">
            <text:p>637,8772</text:p>
          </table:table-cell>
          <table:table-cell office:value-type="float" office:value="1035.44" calcext:value-type="float">
            <text:p>1035,44</text:p>
          </table:table-cell>
          <table:table-cell office:value-type="float" office:value="1090759" calcext:value-type="float">
            <text:p>1090759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0.3842407" calcext:value-type="float">
            <text:p>0,3842407</text:p>
          </table:table-cell>
          <table:table-cell office:value-type="float" office:value="637.8772" calcext:value-type="float">
            <text:p>637,8772</text:p>
          </table:table-cell>
          <table:table-cell office:value-type="float" office:value="1035.44" calcext:value-type="float">
            <text:p>1035,44</text:p>
          </table:table-cell>
          <table:table-cell office:value-type="float" office:value="1090759" calcext:value-type="float">
            <text:p>1090759</text:p>
          </table:table-cell>
          <table:table-cell/>
          <table:table-cell table:formula="of:=[.A7]-[.H7]" office:value-type="float" office:value="0" calcext:value-type="float">
            <text:p>0</text:p>
          </table:table-cell>
          <table:table-cell table:formula="of:=[.B7]-[.I7]" office:value-type="float" office:value="0" calcext:value-type="float">
            <text:p>0</text:p>
          </table:table-cell>
          <table:table-cell table:formula="of:=[.C7]-[.J7]" office:value-type="float" office:value="0" calcext:value-type="float">
            <text:p>0</text:p>
          </table:table-cell>
          <table:table-cell table:formula="of:=[.D7]-[.K7]" office:value-type="float" office:value="0" calcext:value-type="float">
            <text:p>0</text:p>
          </table:table-cell>
          <table:table-cell table:formula="of:=[.E7]-[.L7]" office:value-type="float" office:value="0" calcext:value-type="float">
            <text:p>0</text:p>
          </table:table-cell>
          <table:table-cell table:formula="of:=[.F7]-[.M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0.7858629" calcext:value-type="float">
            <text:p>0,7858629</text:p>
          </table:table-cell>
          <table:table-cell office:value-type="float" office:value="856.7522" calcext:value-type="float">
            <text:p>856,7522</text:p>
          </table:table-cell>
          <table:table-cell office:value-type="float" office:value="1977.888" calcext:value-type="float">
            <text:p>1977,888</text:p>
          </table:table-cell>
          <table:table-cell office:value-type="float" office:value="3163593" calcext:value-type="float">
            <text:p>3163593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0.7858629" calcext:value-type="float">
            <text:p>0,7858629</text:p>
          </table:table-cell>
          <table:table-cell office:value-type="float" office:value="856.7522" calcext:value-type="float">
            <text:p>856,7522</text:p>
          </table:table-cell>
          <table:table-cell office:value-type="float" office:value="1977.888" calcext:value-type="float">
            <text:p>1977,888</text:p>
          </table:table-cell>
          <table:table-cell office:value-type="float" office:value="3163593" calcext:value-type="float">
            <text:p>3163593</text:p>
          </table:table-cell>
          <table:table-cell/>
          <table:table-cell table:formula="of:=[.A8]-[.H8]" office:value-type="float" office:value="0" calcext:value-type="float">
            <text:p>0</text:p>
          </table:table-cell>
          <table:table-cell table:formula="of:=[.B8]-[.I8]" office:value-type="float" office:value="0" calcext:value-type="float">
            <text:p>0</text:p>
          </table:table-cell>
          <table:table-cell table:formula="of:=[.C8]-[.J8]" office:value-type="float" office:value="0" calcext:value-type="float">
            <text:p>0</text:p>
          </table:table-cell>
          <table:table-cell table:formula="of:=[.D8]-[.K8]" office:value-type="float" office:value="0" calcext:value-type="float">
            <text:p>0</text:p>
          </table:table-cell>
          <table:table-cell table:formula="of:=[.E8]-[.L8]" office:value-type="float" office:value="0" calcext:value-type="float">
            <text:p>0</text:p>
          </table:table-cell>
          <table:table-cell table:formula="of:=[.F8]-[.M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.672886" calcext:value-type="float">
            <text:p>1,672886</text:p>
          </table:table-cell>
          <table:table-cell office:value-type="float" office:value="1246.048" calcext:value-type="float">
            <text:p>1246,048</text:p>
          </table:table-cell>
          <table:table-cell office:value-type="float" office:value="3562.633" calcext:value-type="float">
            <text:p>3562,633</text:p>
          </table:table-cell>
          <table:table-cell office:value-type="float" office:value="9445958" calcext:value-type="float">
            <text:p>9445958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.672886" calcext:value-type="float">
            <text:p>1,672886</text:p>
          </table:table-cell>
          <table:table-cell office:value-type="float" office:value="1246.048" calcext:value-type="float">
            <text:p>1246,048</text:p>
          </table:table-cell>
          <table:table-cell office:value-type="float" office:value="3562.633" calcext:value-type="float">
            <text:p>3562,633</text:p>
          </table:table-cell>
          <table:table-cell office:value-type="float" office:value="9445958" calcext:value-type="float">
            <text:p>9445958</text:p>
          </table:table-cell>
          <table:table-cell/>
          <table:table-cell table:formula="of:=[.A9]-[.H9]" office:value-type="float" office:value="0" calcext:value-type="float">
            <text:p>0</text:p>
          </table:table-cell>
          <table:table-cell table:formula="of:=[.B9]-[.I9]" office:value-type="float" office:value="0" calcext:value-type="float">
            <text:p>0</text:p>
          </table:table-cell>
          <table:table-cell table:formula="of:=[.C9]-[.J9]" office:value-type="float" office:value="0" calcext:value-type="float">
            <text:p>0</text:p>
          </table:table-cell>
          <table:table-cell table:formula="of:=[.D9]-[.K9]" office:value-type="float" office:value="0" calcext:value-type="float">
            <text:p>0</text:p>
          </table:table-cell>
          <table:table-cell table:formula="of:=[.E9]-[.L9]" office:value-type="float" office:value="0" calcext:value-type="float">
            <text:p>0</text:p>
          </table:table-cell>
          <table:table-cell table:formula="of:=[.F9]-[.M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2.925534" calcext:value-type="float">
            <text:p>2,925534</text:p>
          </table:table-cell>
          <table:table-cell office:value-type="float" office:value="1680.386" calcext:value-type="float">
            <text:p>1680,386</text:p>
          </table:table-cell>
          <table:table-cell office:value-type="float" office:value="4436.528" calcext:value-type="float">
            <text:p>4436,528</text:p>
          </table:table-cell>
          <table:table-cell office:value-type="float" office:value="27210630" calcext:value-type="float">
            <text:p>27210630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2.925534" calcext:value-type="float">
            <text:p>2,925534</text:p>
          </table:table-cell>
          <table:table-cell office:value-type="float" office:value="1680.386" calcext:value-type="float">
            <text:p>1680,386</text:p>
          </table:table-cell>
          <table:table-cell office:value-type="float" office:value="4436.528" calcext:value-type="float">
            <text:p>4436,528</text:p>
          </table:table-cell>
          <table:table-cell office:value-type="float" office:value="27210630" calcext:value-type="float">
            <text:p>27210630</text:p>
          </table:table-cell>
          <table:table-cell/>
          <table:table-cell table:formula="of:=[.A10]-[.H10]" office:value-type="float" office:value="0" calcext:value-type="float">
            <text:p>0</text:p>
          </table:table-cell>
          <table:table-cell table:formula="of:=[.B10]-[.I10]" office:value-type="float" office:value="0" calcext:value-type="float">
            <text:p>0</text:p>
          </table:table-cell>
          <table:table-cell table:formula="of:=[.C10]-[.J10]" office:value-type="float" office:value="0" calcext:value-type="float">
            <text:p>0</text:p>
          </table:table-cell>
          <table:table-cell table:formula="of:=[.D10]-[.K10]" office:value-type="float" office:value="0" calcext:value-type="float">
            <text:p>0</text:p>
          </table:table-cell>
          <table:table-cell table:formula="of:=[.E10]-[.L10]" office:value-type="float" office:value="0" calcext:value-type="float">
            <text:p>0</text:p>
          </table:table-cell>
          <table:table-cell table:formula="of:=[.F10]-[.M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.281401" calcext:value-type="float">
            <text:p>1,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.281401" calcext:value-type="float">
            <text:p>1,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11]-[.H11]" office:value-type="float" office:value="0" calcext:value-type="float">
            <text:p>0</text:p>
          </table:table-cell>
          <table:table-cell table:formula="of:=[.B11]-[.I11]" office:value-type="float" office:value="0" calcext:value-type="float">
            <text:p>0</text:p>
          </table:table-cell>
          <table:table-cell table:formula="of:=[.C11]-[.J11]" office:value-type="float" office:value="0" calcext:value-type="float">
            <text:p>0</text:p>
          </table:table-cell>
          <table:table-cell table:formula="of:=[.D11]-[.K11]" office:value-type="float" office:value="0" calcext:value-type="float">
            <text:p>0</text:p>
          </table:table-cell>
          <table:table-cell table:formula="of:=[.E11]-[.L11]" office:value-type="float" office:value="0" calcext:value-type="float">
            <text:p>0</text:p>
          </table:table-cell>
          <table:table-cell table:formula="of:=[.F11]-[.M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.868655" calcext:value-type="float">
            <text:p>3,868655</text:p>
          </table:table-cell>
          <table:table-cell office:value-type="float" office:value="640.9015" calcext:value-type="float">
            <text:p>640,9015</text:p>
          </table:table-cell>
          <table:table-cell office:value-type="float" office:value="1038.123" calcext:value-type="float">
            <text:p>1038,123</text:p>
          </table:table-cell>
          <table:table-cell office:value-type="float" office:value="1109215" calcext:value-type="float">
            <text:p>1109215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.868655" calcext:value-type="float">
            <text:p>3,868655</text:p>
          </table:table-cell>
          <table:table-cell office:value-type="float" office:value="640.9015" calcext:value-type="float">
            <text:p>640,9015</text:p>
          </table:table-cell>
          <table:table-cell office:value-type="float" office:value="1038.123" calcext:value-type="float">
            <text:p>1038,123</text:p>
          </table:table-cell>
          <table:table-cell office:value-type="float" office:value="1109215" calcext:value-type="float">
            <text:p>1109215</text:p>
          </table:table-cell>
          <table:table-cell/>
          <table:table-cell table:formula="of:=[.A12]-[.H12]" office:value-type="float" office:value="0" calcext:value-type="float">
            <text:p>0</text:p>
          </table:table-cell>
          <table:table-cell table:formula="of:=[.B12]-[.I12]" office:value-type="float" office:value="0" calcext:value-type="float">
            <text:p>0</text:p>
          </table:table-cell>
          <table:table-cell table:formula="of:=[.C12]-[.J12]" office:value-type="float" office:value="0" calcext:value-type="float">
            <text:p>0</text:p>
          </table:table-cell>
          <table:table-cell table:formula="of:=[.D12]-[.K12]" office:value-type="float" office:value="0" calcext:value-type="float">
            <text:p>0</text:p>
          </table:table-cell>
          <table:table-cell table:formula="of:=[.E12]-[.L12]" office:value-type="float" office:value="0" calcext:value-type="float">
            <text:p>0</text:p>
          </table:table-cell>
          <table:table-cell table:formula="of:=[.F12]-[.M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8.282981" calcext:value-type="float">
            <text:p>8,282981</text:p>
          </table:table-cell>
          <table:table-cell office:value-type="float" office:value="885.2516" calcext:value-type="float">
            <text:p>885,2516</text:p>
          </table:table-cell>
          <table:table-cell office:value-type="float" office:value="2110.413" calcext:value-type="float">
            <text:p>2110,413</text:p>
          </table:table-cell>
          <table:table-cell office:value-type="float" office:value="3201982" calcext:value-type="float">
            <text:p>3201982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8.282981" calcext:value-type="float">
            <text:p>8,282981</text:p>
          </table:table-cell>
          <table:table-cell office:value-type="float" office:value="885.2516" calcext:value-type="float">
            <text:p>885,2516</text:p>
          </table:table-cell>
          <table:table-cell office:value-type="float" office:value="2110.413" calcext:value-type="float">
            <text:p>2110,413</text:p>
          </table:table-cell>
          <table:table-cell office:value-type="float" office:value="3201982" calcext:value-type="float">
            <text:p>3201982</text:p>
          </table:table-cell>
          <table:table-cell/>
          <table:table-cell table:formula="of:=[.A13]-[.H13]" office:value-type="float" office:value="0" calcext:value-type="float">
            <text:p>0</text:p>
          </table:table-cell>
          <table:table-cell table:formula="of:=[.B13]-[.I13]" office:value-type="float" office:value="0" calcext:value-type="float">
            <text:p>0</text:p>
          </table:table-cell>
          <table:table-cell table:formula="of:=[.C13]-[.J13]" office:value-type="float" office:value="0" calcext:value-type="float">
            <text:p>0</text:p>
          </table:table-cell>
          <table:table-cell table:formula="of:=[.D13]-[.K13]" office:value-type="float" office:value="0" calcext:value-type="float">
            <text:p>0</text:p>
          </table:table-cell>
          <table:table-cell table:formula="of:=[.E13]-[.L13]" office:value-type="float" office:value="0" calcext:value-type="float">
            <text:p>0</text:p>
          </table:table-cell>
          <table:table-cell table:formula="of:=[.F13]-[.M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7.58026" calcext:value-type="float">
            <text:p>17,58026</text:p>
          </table:table-cell>
          <table:table-cell office:value-type="float" office:value="1281.143" calcext:value-type="float">
            <text:p>1281,143</text:p>
          </table:table-cell>
          <table:table-cell office:value-type="float" office:value="3793.242" calcext:value-type="float">
            <text:p>3793,242</text:p>
          </table:table-cell>
          <table:table-cell office:value-type="float" office:value="9556249" calcext:value-type="float">
            <text:p>9556249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7.58026" calcext:value-type="float">
            <text:p>17,58026</text:p>
          </table:table-cell>
          <table:table-cell office:value-type="float" office:value="1281.143" calcext:value-type="float">
            <text:p>1281,143</text:p>
          </table:table-cell>
          <table:table-cell office:value-type="float" office:value="3793.242" calcext:value-type="float">
            <text:p>3793,242</text:p>
          </table:table-cell>
          <table:table-cell office:value-type="float" office:value="9556249" calcext:value-type="float">
            <text:p>9556249</text:p>
          </table:table-cell>
          <table:table-cell/>
          <table:table-cell table:formula="of:=[.A14]-[.H14]" office:value-type="float" office:value="0" calcext:value-type="float">
            <text:p>0</text:p>
          </table:table-cell>
          <table:table-cell table:formula="of:=[.B14]-[.I14]" office:value-type="float" office:value="0" calcext:value-type="float">
            <text:p>0</text:p>
          </table:table-cell>
          <table:table-cell table:formula="of:=[.C14]-[.J14]" office:value-type="float" office:value="0" calcext:value-type="float">
            <text:p>0</text:p>
          </table:table-cell>
          <table:table-cell table:formula="of:=[.D14]-[.K14]" office:value-type="float" office:value="0" calcext:value-type="float">
            <text:p>0</text:p>
          </table:table-cell>
          <table:table-cell table:formula="of:=[.E14]-[.L14]" office:value-type="float" office:value="0" calcext:value-type="float">
            <text:p>0</text:p>
          </table:table-cell>
          <table:table-cell table:formula="of:=[.F14]-[.M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1.634" calcext:value-type="float">
            <text:p>31,634</text:p>
          </table:table-cell>
          <table:table-cell office:value-type="float" office:value="1743.373" calcext:value-type="float">
            <text:p>1743,373</text:p>
          </table:table-cell>
          <table:table-cell office:value-type="float" office:value="4827.515" calcext:value-type="float">
            <text:p>4827,515</text:p>
          </table:table-cell>
          <table:table-cell office:value-type="float" office:value="27338980" calcext:value-type="float">
            <text:p>27338980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1.634" calcext:value-type="float">
            <text:p>31,634</text:p>
          </table:table-cell>
          <table:table-cell office:value-type="float" office:value="1743.373" calcext:value-type="float">
            <text:p>1743,373</text:p>
          </table:table-cell>
          <table:table-cell office:value-type="float" office:value="4827.515" calcext:value-type="float">
            <text:p>4827,515</text:p>
          </table:table-cell>
          <table:table-cell office:value-type="float" office:value="27338980" calcext:value-type="float">
            <text:p>27338980</text:p>
          </table:table-cell>
          <table:table-cell/>
          <table:table-cell table:formula="of:=[.A15]-[.H15]" office:value-type="float" office:value="0" calcext:value-type="float">
            <text:p>0</text:p>
          </table:table-cell>
          <table:table-cell table:formula="of:=[.B15]-[.I15]" office:value-type="float" office:value="0" calcext:value-type="float">
            <text:p>0</text:p>
          </table:table-cell>
          <table:table-cell table:formula="of:=[.C15]-[.J15]" office:value-type="float" office:value="0" calcext:value-type="float">
            <text:p>0</text:p>
          </table:table-cell>
          <table:table-cell table:formula="of:=[.D15]-[.K15]" office:value-type="float" office:value="0" calcext:value-type="float">
            <text:p>0</text:p>
          </table:table-cell>
          <table:table-cell table:formula="of:=[.E15]-[.L15]" office:value-type="float" office:value="0" calcext:value-type="float">
            <text:p>0</text:p>
          </table:table-cell>
          <table:table-cell table:formula="of:=[.F15]-[.M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.81401" calcext:value-type="float">
            <text:p>12,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.81401" calcext:value-type="float">
            <text:p>12,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16]-[.H16]" office:value-type="float" office:value="0" calcext:value-type="float">
            <text:p>0</text:p>
          </table:table-cell>
          <table:table-cell table:formula="of:=[.B16]-[.I16]" office:value-type="float" office:value="0" calcext:value-type="float">
            <text:p>0</text:p>
          </table:table-cell>
          <table:table-cell table:formula="of:=[.C16]-[.J16]" office:value-type="float" office:value="0" calcext:value-type="float">
            <text:p>0</text:p>
          </table:table-cell>
          <table:table-cell table:formula="of:=[.D16]-[.K16]" office:value-type="float" office:value="0" calcext:value-type="float">
            <text:p>0</text:p>
          </table:table-cell>
          <table:table-cell table:formula="of:=[.E16]-[.L16]" office:value-type="float" office:value="0" calcext:value-type="float">
            <text:p>0</text:p>
          </table:table-cell>
          <table:table-cell table:formula="of:=[.F16]-[.M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8.1662" calcext:value-type="float">
            <text:p>38,1662</text:p>
          </table:table-cell>
          <table:table-cell office:value-type="float" office:value="635.156" calcext:value-type="float">
            <text:p>635,156</text:p>
          </table:table-cell>
          <table:table-cell office:value-type="float" office:value="1011.762" calcext:value-type="float">
            <text:p>1011,762</text:p>
          </table:table-cell>
          <table:table-cell office:value-type="float" office:value="1085390" calcext:value-type="float">
            <text:p>1085390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8.1662" calcext:value-type="float">
            <text:p>38,1662</text:p>
          </table:table-cell>
          <table:table-cell office:value-type="float" office:value="635.156" calcext:value-type="float">
            <text:p>635,156</text:p>
          </table:table-cell>
          <table:table-cell office:value-type="float" office:value="1011.762" calcext:value-type="float">
            <text:p>1011,762</text:p>
          </table:table-cell>
          <table:table-cell office:value-type="float" office:value="1085390" calcext:value-type="float">
            <text:p>1085390</text:p>
          </table:table-cell>
          <table:table-cell/>
          <table:table-cell table:formula="of:=[.A17]-[.H17]" office:value-type="float" office:value="0" calcext:value-type="float">
            <text:p>0</text:p>
          </table:table-cell>
          <table:table-cell table:formula="of:=[.B17]-[.I17]" office:value-type="float" office:value="0" calcext:value-type="float">
            <text:p>0</text:p>
          </table:table-cell>
          <table:table-cell table:formula="of:=[.C17]-[.J17]" office:value-type="float" office:value="0" calcext:value-type="float">
            <text:p>0</text:p>
          </table:table-cell>
          <table:table-cell table:formula="of:=[.D17]-[.K17]" office:value-type="float" office:value="0" calcext:value-type="float">
            <text:p>0</text:p>
          </table:table-cell>
          <table:table-cell table:formula="of:=[.E17]-[.L17]" office:value-type="float" office:value="0" calcext:value-type="float">
            <text:p>0</text:p>
          </table:table-cell>
          <table:table-cell table:formula="of:=[.F17]-[.M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87.13996" calcext:value-type="float">
            <text:p>87,13996</text:p>
          </table:table-cell>
          <table:table-cell office:value-type="float" office:value="911.7374" calcext:value-type="float">
            <text:p>911,7374</text:p>
          </table:table-cell>
          <table:table-cell office:value-type="float" office:value="2287.087" calcext:value-type="float">
            <text:p>2287,087</text:p>
          </table:table-cell>
          <table:table-cell office:value-type="float" office:value="3141176" calcext:value-type="float">
            <text:p>3141176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87.13996" calcext:value-type="float">
            <text:p>87,13996</text:p>
          </table:table-cell>
          <table:table-cell office:value-type="float" office:value="911.7374" calcext:value-type="float">
            <text:p>911,7374</text:p>
          </table:table-cell>
          <table:table-cell office:value-type="float" office:value="2287.087" calcext:value-type="float">
            <text:p>2287,087</text:p>
          </table:table-cell>
          <table:table-cell office:value-type="float" office:value="3141176" calcext:value-type="float">
            <text:p>3141176</text:p>
          </table:table-cell>
          <table:table-cell/>
          <table:table-cell table:formula="of:=[.A18]-[.H18]" office:value-type="float" office:value="0" calcext:value-type="float">
            <text:p>0</text:p>
          </table:table-cell>
          <table:table-cell table:formula="of:=[.B18]-[.I18]" office:value-type="float" office:value="0" calcext:value-type="float">
            <text:p>0</text:p>
          </table:table-cell>
          <table:table-cell table:formula="of:=[.C18]-[.J18]" office:value-type="float" office:value="0" calcext:value-type="float">
            <text:p>0</text:p>
          </table:table-cell>
          <table:table-cell table:formula="of:=[.D18]-[.K18]" office:value-type="float" office:value="0" calcext:value-type="float">
            <text:p>0</text:p>
          </table:table-cell>
          <table:table-cell table:formula="of:=[.E18]-[.L18]" office:value-type="float" office:value="0" calcext:value-type="float">
            <text:p>0</text:p>
          </table:table-cell>
          <table:table-cell table:formula="of:=[.F18]-[.M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81.2637" calcext:value-type="float">
            <text:p>181,2637</text:p>
          </table:table-cell>
          <table:table-cell office:value-type="float" office:value="1245.406" calcext:value-type="float">
            <text:p>1245,406</text:p>
          </table:table-cell>
          <table:table-cell office:value-type="float" office:value="3911.939" calcext:value-type="float">
            <text:p>3911,939</text:p>
          </table:table-cell>
          <table:table-cell office:value-type="float" office:value="9276520" calcext:value-type="float">
            <text:p>9276520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81.2637" calcext:value-type="float">
            <text:p>181,2637</text:p>
          </table:table-cell>
          <table:table-cell office:value-type="float" office:value="1245.406" calcext:value-type="float">
            <text:p>1245,406</text:p>
          </table:table-cell>
          <table:table-cell office:value-type="float" office:value="3911.939" calcext:value-type="float">
            <text:p>3911,939</text:p>
          </table:table-cell>
          <table:table-cell office:value-type="float" office:value="9276520" calcext:value-type="float">
            <text:p>9276520</text:p>
          </table:table-cell>
          <table:table-cell/>
          <table:table-cell table:formula="of:=[.A19]-[.H19]" office:value-type="float" office:value="0" calcext:value-type="float">
            <text:p>0</text:p>
          </table:table-cell>
          <table:table-cell table:formula="of:=[.B19]-[.I19]" office:value-type="float" office:value="0" calcext:value-type="float">
            <text:p>0</text:p>
          </table:table-cell>
          <table:table-cell table:formula="of:=[.C19]-[.J19]" office:value-type="float" office:value="0" calcext:value-type="float">
            <text:p>0</text:p>
          </table:table-cell>
          <table:table-cell table:formula="of:=[.D19]-[.K19]" office:value-type="float" office:value="0" calcext:value-type="float">
            <text:p>0</text:p>
          </table:table-cell>
          <table:table-cell table:formula="of:=[.E19]-[.L19]" office:value-type="float" office:value="0" calcext:value-type="float">
            <text:p>0</text:p>
          </table:table-cell>
          <table:table-cell table:formula="of:=[.F19]-[.M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60.4976" calcext:value-type="float">
            <text:p>360,4976</text:p>
          </table:table-cell>
          <table:table-cell office:value-type="float" office:value="1787.15" calcext:value-type="float">
            <text:p>1787,15</text:p>
          </table:table-cell>
          <table:table-cell office:value-type="float" office:value="5476.763" calcext:value-type="float">
            <text:p>5476,763</text:p>
          </table:table-cell>
          <table:table-cell office:value-type="float" office:value="28853620" calcext:value-type="float">
            <text:p>28853620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60.4976" calcext:value-type="float">
            <text:p>360,4976</text:p>
          </table:table-cell>
          <table:table-cell office:value-type="float" office:value="1787.15" calcext:value-type="float">
            <text:p>1787,15</text:p>
          </table:table-cell>
          <table:table-cell office:value-type="float" office:value="5476.763" calcext:value-type="float">
            <text:p>5476,763</text:p>
          </table:table-cell>
          <table:table-cell office:value-type="float" office:value="28853620" calcext:value-type="float">
            <text:p>28853620</text:p>
          </table:table-cell>
          <table:table-cell/>
          <table:table-cell table:formula="of:=[.A20]-[.H20]" office:value-type="float" office:value="0" calcext:value-type="float">
            <text:p>0</text:p>
          </table:table-cell>
          <table:table-cell table:formula="of:=[.B20]-[.I20]" office:value-type="float" office:value="0" calcext:value-type="float">
            <text:p>0</text:p>
          </table:table-cell>
          <table:table-cell table:formula="of:=[.C20]-[.J20]" office:value-type="float" office:value="0" calcext:value-type="float">
            <text:p>0</text:p>
          </table:table-cell>
          <table:table-cell table:formula="of:=[.D20]-[.K20]" office:value-type="float" office:value="0" calcext:value-type="float">
            <text:p>0</text:p>
          </table:table-cell>
          <table:table-cell table:formula="of:=[.E20]-[.L20]" office:value-type="float" office:value="0" calcext:value-type="float">
            <text:p>0</text:p>
          </table:table-cell>
          <table:table-cell table:formula="of:=[.F20]-[.M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.1401" calcext:value-type="float">
            <text:p>128,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.1401" calcext:value-type="float">
            <text:p>128,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21]-[.H21]" office:value-type="float" office:value="0" calcext:value-type="float">
            <text:p>0</text:p>
          </table:table-cell>
          <table:table-cell table:formula="of:=[.B21]-[.I21]" office:value-type="float" office:value="0" calcext:value-type="float">
            <text:p>0</text:p>
          </table:table-cell>
          <table:table-cell table:formula="of:=[.C21]-[.J21]" office:value-type="float" office:value="0" calcext:value-type="float">
            <text:p>0</text:p>
          </table:table-cell>
          <table:table-cell table:formula="of:=[.D21]-[.K21]" office:value-type="float" office:value="0" calcext:value-type="float">
            <text:p>0</text:p>
          </table:table-cell>
          <table:table-cell table:formula="of:=[.E21]-[.L21]" office:value-type="float" office:value="0" calcext:value-type="float">
            <text:p>0</text:p>
          </table:table-cell>
          <table:table-cell table:formula="of:=[.F21]-[.M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81.1197" calcext:value-type="float">
            <text:p>381,1197</text:p>
          </table:table-cell>
          <table:table-cell office:value-type="float" office:value="634.5721" calcext:value-type="float">
            <text:p>634,5721</text:p>
          </table:table-cell>
          <table:table-cell office:value-type="float" office:value="1014.173" calcext:value-type="float">
            <text:p>1014,173</text:p>
          </table:table-cell>
          <table:table-cell office:value-type="float" office:value="1083922" calcext:value-type="float">
            <text:p>1083922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81.1197" calcext:value-type="float">
            <text:p>381,1197</text:p>
          </table:table-cell>
          <table:table-cell office:value-type="float" office:value="634.5721" calcext:value-type="float">
            <text:p>634,5721</text:p>
          </table:table-cell>
          <table:table-cell office:value-type="float" office:value="1014.173" calcext:value-type="float">
            <text:p>1014,173</text:p>
          </table:table-cell>
          <table:table-cell office:value-type="float" office:value="1083922" calcext:value-type="float">
            <text:p>1083922</text:p>
          </table:table-cell>
          <table:table-cell/>
          <table:table-cell table:formula="of:=[.A22]-[.H22]" office:value-type="float" office:value="0" calcext:value-type="float">
            <text:p>0</text:p>
          </table:table-cell>
          <table:table-cell table:formula="of:=[.B22]-[.I22]" office:value-type="float" office:value="0" calcext:value-type="float">
            <text:p>0</text:p>
          </table:table-cell>
          <table:table-cell table:formula="of:=[.C22]-[.J22]" office:value-type="float" office:value="0" calcext:value-type="float">
            <text:p>0</text:p>
          </table:table-cell>
          <table:table-cell table:formula="of:=[.D22]-[.K22]" office:value-type="float" office:value="0" calcext:value-type="float">
            <text:p>0</text:p>
          </table:table-cell>
          <table:table-cell table:formula="of:=[.E22]-[.L22]" office:value-type="float" office:value="0" calcext:value-type="float">
            <text:p>0</text:p>
          </table:table-cell>
          <table:table-cell table:formula="of:=[.F22]-[.M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08.4085" calcext:value-type="float">
            <text:p>908,4085</text:p>
          </table:table-cell>
          <table:table-cell office:value-type="float" office:value="936.9993" calcext:value-type="float">
            <text:p>936,9993</text:p>
          </table:table-cell>
          <table:table-cell office:value-type="float" office:value="2358.526" calcext:value-type="float">
            <text:p>2358,526</text:p>
          </table:table-cell>
          <table:table-cell office:value-type="float" office:value="3222678" calcext:value-type="float">
            <text:p>3222678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08.4085" calcext:value-type="float">
            <text:p>908,4085</text:p>
          </table:table-cell>
          <table:table-cell office:value-type="float" office:value="936.9993" calcext:value-type="float">
            <text:p>936,9993</text:p>
          </table:table-cell>
          <table:table-cell office:value-type="float" office:value="2358.526" calcext:value-type="float">
            <text:p>2358,526</text:p>
          </table:table-cell>
          <table:table-cell office:value-type="float" office:value="3222678" calcext:value-type="float">
            <text:p>3222678</text:p>
          </table:table-cell>
          <table:table-cell/>
          <table:table-cell table:formula="of:=[.A23]-[.H23]" office:value-type="float" office:value="0" calcext:value-type="float">
            <text:p>0</text:p>
          </table:table-cell>
          <table:table-cell table:formula="of:=[.B23]-[.I23]" office:value-type="float" office:value="0" calcext:value-type="float">
            <text:p>0</text:p>
          </table:table-cell>
          <table:table-cell table:formula="of:=[.C23]-[.J23]" office:value-type="float" office:value="0" calcext:value-type="float">
            <text:p>0</text:p>
          </table:table-cell>
          <table:table-cell table:formula="of:=[.D23]-[.K23]" office:value-type="float" office:value="0" calcext:value-type="float">
            <text:p>0</text:p>
          </table:table-cell>
          <table:table-cell table:formula="of:=[.E23]-[.L23]" office:value-type="float" office:value="0" calcext:value-type="float">
            <text:p>0</text:p>
          </table:table-cell>
          <table:table-cell table:formula="of:=[.F23]-[.M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905.483" calcext:value-type="float">
            <text:p>1905,483</text:p>
          </table:table-cell>
          <table:table-cell office:value-type="float" office:value="1285.125" calcext:value-type="float">
            <text:p>1285,125</text:p>
          </table:table-cell>
          <table:table-cell office:value-type="float" office:value="4186.084" calcext:value-type="float">
            <text:p>4186,084</text:p>
          </table:table-cell>
          <table:table-cell office:value-type="float" office:value="9346482" calcext:value-type="float">
            <text:p>9346482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905.483" calcext:value-type="float">
            <text:p>1905,483</text:p>
          </table:table-cell>
          <table:table-cell office:value-type="float" office:value="1285.125" calcext:value-type="float">
            <text:p>1285,125</text:p>
          </table:table-cell>
          <table:table-cell office:value-type="float" office:value="4186.084" calcext:value-type="float">
            <text:p>4186,084</text:p>
          </table:table-cell>
          <table:table-cell office:value-type="float" office:value="9346482" calcext:value-type="float">
            <text:p>9346482</text:p>
          </table:table-cell>
          <table:table-cell/>
          <table:table-cell table:formula="of:=[.A24]-[.H24]" office:value-type="float" office:value="0" calcext:value-type="float">
            <text:p>0</text:p>
          </table:table-cell>
          <table:table-cell table:formula="of:=[.B24]-[.I24]" office:value-type="float" office:value="0" calcext:value-type="float">
            <text:p>0</text:p>
          </table:table-cell>
          <table:table-cell table:formula="of:=[.C24]-[.J24]" office:value-type="float" office:value="0" calcext:value-type="float">
            <text:p>0</text:p>
          </table:table-cell>
          <table:table-cell table:formula="of:=[.D24]-[.K24]" office:value-type="float" office:value="0" calcext:value-type="float">
            <text:p>0</text:p>
          </table:table-cell>
          <table:table-cell table:formula="of:=[.E24]-[.L24]" office:value-type="float" office:value="0" calcext:value-type="float">
            <text:p>0</text:p>
          </table:table-cell>
          <table:table-cell table:formula="of:=[.F24]-[.M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934.952" calcext:value-type="float">
            <text:p>3934,952</text:p>
          </table:table-cell>
          <table:table-cell office:value-type="float" office:value="1871.262" calcext:value-type="float">
            <text:p>1871,262</text:p>
          </table:table-cell>
          <table:table-cell office:value-type="float" office:value="6119.017" calcext:value-type="float">
            <text:p>6119,017</text:p>
          </table:table-cell>
          <table:table-cell office:value-type="float" office:value="28862560" calcext:value-type="float">
            <text:p>28862560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934.952" calcext:value-type="float">
            <text:p>3934,952</text:p>
          </table:table-cell>
          <table:table-cell office:value-type="float" office:value="1871.262" calcext:value-type="float">
            <text:p>1871,262</text:p>
          </table:table-cell>
          <table:table-cell office:value-type="float" office:value="6119.017" calcext:value-type="float">
            <text:p>6119,017</text:p>
          </table:table-cell>
          <table:table-cell office:value-type="float" office:value="28862560" calcext:value-type="float">
            <text:p>28862560</text:p>
          </table:table-cell>
          <table:table-cell/>
          <table:table-cell table:formula="of:=[.A25]-[.H25]" office:value-type="float" office:value="0" calcext:value-type="float">
            <text:p>0</text:p>
          </table:table-cell>
          <table:table-cell table:formula="of:=[.B25]-[.I25]" office:value-type="float" office:value="0" calcext:value-type="float">
            <text:p>0</text:p>
          </table:table-cell>
          <table:table-cell table:formula="of:=[.C25]-[.J25]" office:value-type="float" office:value="0" calcext:value-type="float">
            <text:p>0</text:p>
          </table:table-cell>
          <table:table-cell table:formula="of:=[.D25]-[.K25]" office:value-type="float" office:value="0" calcext:value-type="float">
            <text:p>0</text:p>
          </table:table-cell>
          <table:table-cell table:formula="of:=[.E25]-[.L25]" office:value-type="float" office:value="0" calcext:value-type="float">
            <text:p>0</text:p>
          </table:table-cell>
          <table:table-cell table:formula="of:=[.F25]-[.M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.401" calcext:value-type="float">
            <text:p>1281,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.401" calcext:value-type="float">
            <text:p>1281,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26]-[.H26]" office:value-type="float" office:value="0" calcext:value-type="float">
            <text:p>0</text:p>
          </table:table-cell>
          <table:table-cell table:formula="of:=[.B26]-[.I26]" office:value-type="float" office:value="0" calcext:value-type="float">
            <text:p>0</text:p>
          </table:table-cell>
          <table:table-cell table:formula="of:=[.C26]-[.J26]" office:value-type="float" office:value="0" calcext:value-type="float">
            <text:p>0</text:p>
          </table:table-cell>
          <table:table-cell table:formula="of:=[.D26]-[.K26]" office:value-type="float" office:value="0" calcext:value-type="float">
            <text:p>0</text:p>
          </table:table-cell>
          <table:table-cell table:formula="of:=[.E26]-[.L26]" office:value-type="float" office:value="0" calcext:value-type="float">
            <text:p>0</text:p>
          </table:table-cell>
          <table:table-cell table:formula="of:=[.F26]-[.M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805.774" calcext:value-type="float">
            <text:p>3805,774</text:p>
          </table:table-cell>
          <table:table-cell office:value-type="float" office:value="633.988" calcext:value-type="float">
            <text:p>633,988</text:p>
          </table:table-cell>
          <table:table-cell office:value-type="float" office:value="1016.589" calcext:value-type="float">
            <text:p>1016,589</text:p>
          </table:table-cell>
          <table:table-cell office:value-type="float" office:value="1082451" calcext:value-type="float">
            <text:p>1082451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805.774" calcext:value-type="float">
            <text:p>3805,774</text:p>
          </table:table-cell>
          <table:table-cell office:value-type="float" office:value="633.988" calcext:value-type="float">
            <text:p>633,988</text:p>
          </table:table-cell>
          <table:table-cell office:value-type="float" office:value="1016.589" calcext:value-type="float">
            <text:p>1016,589</text:p>
          </table:table-cell>
          <table:table-cell office:value-type="float" office:value="1082451" calcext:value-type="float">
            <text:p>1082451</text:p>
          </table:table-cell>
          <table:table-cell/>
          <table:table-cell table:formula="of:=[.A27]-[.H27]" office:value-type="float" office:value="0" calcext:value-type="float">
            <text:p>0</text:p>
          </table:table-cell>
          <table:table-cell table:formula="of:=[.B27]-[.I27]" office:value-type="float" office:value="0" calcext:value-type="float">
            <text:p>0</text:p>
          </table:table-cell>
          <table:table-cell table:formula="of:=[.C27]-[.J27]" office:value-type="float" office:value="0" calcext:value-type="float">
            <text:p>0</text:p>
          </table:table-cell>
          <table:table-cell table:formula="of:=[.D27]-[.K27]" office:value-type="float" office:value="0" calcext:value-type="float">
            <text:p>0</text:p>
          </table:table-cell>
          <table:table-cell table:formula="of:=[.E27]-[.L27]" office:value-type="float" office:value="0" calcext:value-type="float">
            <text:p>0</text:p>
          </table:table-cell>
          <table:table-cell table:formula="of:=[.F27]-[.M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454.175" calcext:value-type="float">
            <text:p>9454,175</text:p>
          </table:table-cell>
          <table:table-cell office:value-type="float" office:value="962.0705" calcext:value-type="float">
            <text:p>962,0705</text:p>
          </table:table-cell>
          <table:table-cell office:value-type="float" office:value="2487.128" calcext:value-type="float">
            <text:p>2487,128</text:p>
          </table:table-cell>
          <table:table-cell office:value-type="float" office:value="3240473" calcext:value-type="float">
            <text:p>3240473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454.175" calcext:value-type="float">
            <text:p>9454,175</text:p>
          </table:table-cell>
          <table:table-cell office:value-type="float" office:value="962.0705" calcext:value-type="float">
            <text:p>962,0705</text:p>
          </table:table-cell>
          <table:table-cell office:value-type="float" office:value="2487.128" calcext:value-type="float">
            <text:p>2487,128</text:p>
          </table:table-cell>
          <table:table-cell office:value-type="float" office:value="3240473" calcext:value-type="float">
            <text:p>3240473</text:p>
          </table:table-cell>
          <table:table-cell/>
          <table:table-cell table:formula="of:=[.A28]-[.H28]" office:value-type="float" office:value="0" calcext:value-type="float">
            <text:p>0</text:p>
          </table:table-cell>
          <table:table-cell table:formula="of:=[.B28]-[.I28]" office:value-type="float" office:value="0" calcext:value-type="float">
            <text:p>0</text:p>
          </table:table-cell>
          <table:table-cell table:formula="of:=[.C28]-[.J28]" office:value-type="float" office:value="0" calcext:value-type="float">
            <text:p>0</text:p>
          </table:table-cell>
          <table:table-cell table:formula="of:=[.D28]-[.K28]" office:value-type="float" office:value="0" calcext:value-type="float">
            <text:p>0</text:p>
          </table:table-cell>
          <table:table-cell table:formula="of:=[.E28]-[.L28]" office:value-type="float" office:value="0" calcext:value-type="float">
            <text:p>0</text:p>
          </table:table-cell>
          <table:table-cell table:formula="of:=[.F28]-[.M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9915.7" calcext:value-type="float">
            <text:p>19915,7</text:p>
          </table:table-cell>
          <table:table-cell office:value-type="float" office:value="1320.56" calcext:value-type="float">
            <text:p>1320,56</text:p>
          </table:table-cell>
          <table:table-cell office:value-type="float" office:value="4453.084" calcext:value-type="float">
            <text:p>4453,084</text:p>
          </table:table-cell>
          <table:table-cell office:value-type="float" office:value="9334878" calcext:value-type="float">
            <text:p>9334878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9915.7" calcext:value-type="float">
            <text:p>19915,7</text:p>
          </table:table-cell>
          <table:table-cell office:value-type="float" office:value="1320.56" calcext:value-type="float">
            <text:p>1320,56</text:p>
          </table:table-cell>
          <table:table-cell office:value-type="float" office:value="4453.084" calcext:value-type="float">
            <text:p>4453,084</text:p>
          </table:table-cell>
          <table:table-cell office:value-type="float" office:value="9334878" calcext:value-type="float">
            <text:p>9334878</text:p>
          </table:table-cell>
          <table:table-cell/>
          <table:table-cell table:formula="of:=[.A29]-[.H29]" office:value-type="float" office:value="0" calcext:value-type="float">
            <text:p>0</text:p>
          </table:table-cell>
          <table:table-cell table:formula="of:=[.B29]-[.I29]" office:value-type="float" office:value="0" calcext:value-type="float">
            <text:p>0</text:p>
          </table:table-cell>
          <table:table-cell table:formula="of:=[.C29]-[.J29]" office:value-type="float" office:value="0" calcext:value-type="float">
            <text:p>0</text:p>
          </table:table-cell>
          <table:table-cell table:formula="of:=[.D29]-[.K29]" office:value-type="float" office:value="0" calcext:value-type="float">
            <text:p>0</text:p>
          </table:table-cell>
          <table:table-cell table:formula="of:=[.E29]-[.L29]" office:value-type="float" office:value="0" calcext:value-type="float">
            <text:p>0</text:p>
          </table:table-cell>
          <table:table-cell table:formula="of:=[.F29]-[.M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42750.35" calcext:value-type="float">
            <text:p>42750,35</text:p>
          </table:table-cell>
          <table:table-cell office:value-type="float" office:value="1955.776" calcext:value-type="float">
            <text:p>1955,776</text:p>
          </table:table-cell>
          <table:table-cell office:value-type="float" office:value="6808.694" calcext:value-type="float">
            <text:p>6808,694</text:p>
          </table:table-cell>
          <table:table-cell office:value-type="float" office:value="28370870" calcext:value-type="float">
            <text:p>28370870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42750.35" calcext:value-type="float">
            <text:p>42750,35</text:p>
          </table:table-cell>
          <table:table-cell office:value-type="float" office:value="1955.776" calcext:value-type="float">
            <text:p>1955,776</text:p>
          </table:table-cell>
          <table:table-cell office:value-type="float" office:value="6808.694" calcext:value-type="float">
            <text:p>6808,694</text:p>
          </table:table-cell>
          <table:table-cell office:value-type="float" office:value="28370870" calcext:value-type="float">
            <text:p>28370870</text:p>
          </table:table-cell>
          <table:table-cell/>
          <table:table-cell table:formula="of:=[.A30]-[.H30]" office:value-type="float" office:value="0" calcext:value-type="float">
            <text:p>0</text:p>
          </table:table-cell>
          <table:table-cell table:formula="of:=[.B30]-[.I30]" office:value-type="float" office:value="0" calcext:value-type="float">
            <text:p>0</text:p>
          </table:table-cell>
          <table:table-cell table:formula="of:=[.C30]-[.J30]" office:value-type="float" office:value="0" calcext:value-type="float">
            <text:p>0</text:p>
          </table:table-cell>
          <table:table-cell table:formula="of:=[.D30]-[.K30]" office:value-type="float" office:value="0" calcext:value-type="float">
            <text:p>0</text:p>
          </table:table-cell>
          <table:table-cell table:formula="of:=[.E30]-[.L30]" office:value-type="float" office:value="0" calcext:value-type="float">
            <text:p>0</text:p>
          </table:table-cell>
          <table:table-cell table:formula="of:=[.F30]-[.M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4.01" calcext:value-type="float">
            <text:p>12814,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4.01" calcext:value-type="float">
            <text:p>12814,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31]-[.H31]" office:value-type="float" office:value="0" calcext:value-type="float">
            <text:p>0</text:p>
          </table:table-cell>
          <table:table-cell table:formula="of:=[.B31]-[.I31]" office:value-type="float" office:value="0" calcext:value-type="float">
            <text:p>0</text:p>
          </table:table-cell>
          <table:table-cell table:formula="of:=[.C31]-[.J31]" office:value-type="float" office:value="0" calcext:value-type="float">
            <text:p>0</text:p>
          </table:table-cell>
          <table:table-cell table:formula="of:=[.D31]-[.K31]" office:value-type="float" office:value="0" calcext:value-type="float">
            <text:p>0</text:p>
          </table:table-cell>
          <table:table-cell table:formula="of:=[.E31]-[.L31]" office:value-type="float" office:value="0" calcext:value-type="float">
            <text:p>0</text:p>
          </table:table-cell>
          <table:table-cell table:formula="of:=[.F31]-[.M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8003.51" calcext:value-type="float">
            <text:p>38003,51</text:p>
          </table:table-cell>
          <table:table-cell office:value-type="float" office:value="633.4037" calcext:value-type="float">
            <text:p>633,4037</text:p>
          </table:table-cell>
          <table:table-cell office:value-type="float" office:value="1019.008" calcext:value-type="float">
            <text:p>1019,008</text:p>
          </table:table-cell>
          <table:table-cell office:value-type="float" office:value="1080977" calcext:value-type="float">
            <text:p>1080977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8003.51" calcext:value-type="float">
            <text:p>38003,51</text:p>
          </table:table-cell>
          <table:table-cell office:value-type="float" office:value="633.4037" calcext:value-type="float">
            <text:p>633,4037</text:p>
          </table:table-cell>
          <table:table-cell office:value-type="float" office:value="1019.008" calcext:value-type="float">
            <text:p>1019,008</text:p>
          </table:table-cell>
          <table:table-cell office:value-type="float" office:value="1080977" calcext:value-type="float">
            <text:p>1080977</text:p>
          </table:table-cell>
          <table:table-cell/>
          <table:table-cell table:formula="of:=[.A32]-[.H32]" office:value-type="float" office:value="0" calcext:value-type="float">
            <text:p>0</text:p>
          </table:table-cell>
          <table:table-cell table:formula="of:=[.B32]-[.I32]" office:value-type="float" office:value="0" calcext:value-type="float">
            <text:p>0</text:p>
          </table:table-cell>
          <table:table-cell table:formula="of:=[.C32]-[.J32]" office:value-type="float" office:value="0" calcext:value-type="float">
            <text:p>0</text:p>
          </table:table-cell>
          <table:table-cell table:formula="of:=[.D32]-[.K32]" office:value-type="float" office:value="0" calcext:value-type="float">
            <text:p>0</text:p>
          </table:table-cell>
          <table:table-cell table:formula="of:=[.E32]-[.L32]" office:value-type="float" office:value="0" calcext:value-type="float">
            <text:p>0</text:p>
          </table:table-cell>
          <table:table-cell table:formula="of:=[.F32]-[.M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8242.64" calcext:value-type="float">
            <text:p>98242,64</text:p>
          </table:table-cell>
          <table:table-cell office:value-type="float" office:value="986.9654" calcext:value-type="float">
            <text:p>986,9654</text:p>
          </table:table-cell>
          <table:table-cell office:value-type="float" office:value="2624.326" calcext:value-type="float">
            <text:p>2624,326</text:p>
          </table:table-cell>
          <table:table-cell office:value-type="float" office:value="3219334" calcext:value-type="float">
            <text:p>3219334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8242.64" calcext:value-type="float">
            <text:p>98242,64</text:p>
          </table:table-cell>
          <table:table-cell office:value-type="float" office:value="986.9654" calcext:value-type="float">
            <text:p>986,9654</text:p>
          </table:table-cell>
          <table:table-cell office:value-type="float" office:value="2624.326" calcext:value-type="float">
            <text:p>2624,326</text:p>
          </table:table-cell>
          <table:table-cell office:value-type="float" office:value="3219334" calcext:value-type="float">
            <text:p>3219334</text:p>
          </table:table-cell>
          <table:table-cell/>
          <table:table-cell table:formula="of:=[.A33]-[.H33]" office:value-type="float" office:value="0" calcext:value-type="float">
            <text:p>0</text:p>
          </table:table-cell>
          <table:table-cell table:formula="of:=[.B33]-[.I33]" office:value-type="float" office:value="0" calcext:value-type="float">
            <text:p>0</text:p>
          </table:table-cell>
          <table:table-cell table:formula="of:=[.C33]-[.J33]" office:value-type="float" office:value="0" calcext:value-type="float">
            <text:p>0</text:p>
          </table:table-cell>
          <table:table-cell table:formula="of:=[.D33]-[.K33]" office:value-type="float" office:value="0" calcext:value-type="float">
            <text:p>0</text:p>
          </table:table-cell>
          <table:table-cell table:formula="of:=[.E33]-[.L33]" office:value-type="float" office:value="0" calcext:value-type="float">
            <text:p>0</text:p>
          </table:table-cell>
          <table:table-cell table:formula="of:=[.F33]-[.M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09198.1" calcext:value-type="float">
            <text:p>209198,1</text:p>
          </table:table-cell>
          <table:table-cell office:value-type="float" office:value="1360.453" calcext:value-type="float">
            <text:p>1360,453</text:p>
          </table:table-cell>
          <table:table-cell office:value-type="float" office:value="4756.11" calcext:value-type="float">
            <text:p>4756,11</text:p>
          </table:table-cell>
          <table:table-cell office:value-type="float" office:value="9288812" calcext:value-type="float">
            <text:p>9288812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09198.1" calcext:value-type="float">
            <text:p>209198,1</text:p>
          </table:table-cell>
          <table:table-cell office:value-type="float" office:value="1360.453" calcext:value-type="float">
            <text:p>1360,453</text:p>
          </table:table-cell>
          <table:table-cell office:value-type="float" office:value="4756.11" calcext:value-type="float">
            <text:p>4756,11</text:p>
          </table:table-cell>
          <table:table-cell office:value-type="float" office:value="9288812" calcext:value-type="float">
            <text:p>9288812</text:p>
          </table:table-cell>
          <table:table-cell/>
          <table:table-cell table:formula="of:=[.A34]-[.H34]" office:value-type="float" office:value="0" calcext:value-type="float">
            <text:p>0</text:p>
          </table:table-cell>
          <table:table-cell table:formula="of:=[.B34]-[.I34]" office:value-type="float" office:value="0" calcext:value-type="float">
            <text:p>0</text:p>
          </table:table-cell>
          <table:table-cell table:formula="of:=[.C34]-[.J34]" office:value-type="float" office:value="0" calcext:value-type="float">
            <text:p>0</text:p>
          </table:table-cell>
          <table:table-cell table:formula="of:=[.D34]-[.K34]" office:value-type="float" office:value="0" calcext:value-type="float">
            <text:p>0</text:p>
          </table:table-cell>
          <table:table-cell table:formula="of:=[.E34]-[.L34]" office:value-type="float" office:value="0" calcext:value-type="float">
            <text:p>0</text:p>
          </table:table-cell>
          <table:table-cell table:formula="of:=[.F34]-[.M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464390.7" calcext:value-type="float">
            <text:p>464390,7</text:p>
          </table:table-cell>
          <table:table-cell office:value-type="float" office:value="2045.732" calcext:value-type="float">
            <text:p>2045,732</text:p>
          </table:table-cell>
          <table:table-cell office:value-type="float" office:value="7548.888" calcext:value-type="float">
            <text:p>7548,888</text:p>
          </table:table-cell>
          <table:table-cell office:value-type="float" office:value="27728500" calcext:value-type="float">
            <text:p>27728500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464390.7" calcext:value-type="float">
            <text:p>464390,7</text:p>
          </table:table-cell>
          <table:table-cell office:value-type="float" office:value="2045.732" calcext:value-type="float">
            <text:p>2045,732</text:p>
          </table:table-cell>
          <table:table-cell office:value-type="float" office:value="7548.888" calcext:value-type="float">
            <text:p>7548,888</text:p>
          </table:table-cell>
          <table:table-cell office:value-type="float" office:value="27728500" calcext:value-type="float">
            <text:p>27728500</text:p>
          </table:table-cell>
          <table:table-cell/>
          <table:table-cell table:formula="of:=[.A35]-[.H35]" office:value-type="float" office:value="0" calcext:value-type="float">
            <text:p>0</text:p>
          </table:table-cell>
          <table:table-cell table:formula="of:=[.B35]-[.I35]" office:value-type="float" office:value="0" calcext:value-type="float">
            <text:p>0</text:p>
          </table:table-cell>
          <table:table-cell table:formula="of:=[.C35]-[.J35]" office:value-type="float" office:value="0" calcext:value-type="float">
            <text:p>0</text:p>
          </table:table-cell>
          <table:table-cell table:formula="of:=[.D35]-[.K35]" office:value-type="float" office:value="0" calcext:value-type="float">
            <text:p>0</text:p>
          </table:table-cell>
          <table:table-cell table:formula="of:=[.E35]-[.L35]" office:value-type="float" office:value="0" calcext:value-type="float">
            <text:p>0</text:p>
          </table:table-cell>
          <table:table-cell table:formula="of:=[.F35]-[.M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40.1" calcext:value-type="float">
            <text:p>128140,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40.1" calcext:value-type="float">
            <text:p>128140,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36]-[.H36]" office:value-type="float" office:value="0" calcext:value-type="float">
            <text:p>0</text:p>
          </table:table-cell>
          <table:table-cell table:formula="of:=[.B36]-[.I36]" office:value-type="float" office:value="0" calcext:value-type="float">
            <text:p>0</text:p>
          </table:table-cell>
          <table:table-cell table:formula="of:=[.C36]-[.J36]" office:value-type="float" office:value="0" calcext:value-type="float">
            <text:p>0</text:p>
          </table:table-cell>
          <table:table-cell table:formula="of:=[.D36]-[.K36]" office:value-type="float" office:value="0" calcext:value-type="float">
            <text:p>0</text:p>
          </table:table-cell>
          <table:table-cell table:formula="of:=[.E36]-[.L36]" office:value-type="float" office:value="0" calcext:value-type="float">
            <text:p>0</text:p>
          </table:table-cell>
          <table:table-cell table:formula="of:=[.F36]-[.M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484.2" calcext:value-type="float">
            <text:p>378484,2</text:p>
          </table:table-cell>
          <table:table-cell office:value-type="float" office:value="632.9669" calcext:value-type="float">
            <text:p>632,9669</text:p>
          </table:table-cell>
          <table:table-cell office:value-type="float" office:value="1012.335" calcext:value-type="float">
            <text:p>1012,335</text:p>
          </table:table-cell>
          <table:table-cell office:value-type="float" office:value="1077952" calcext:value-type="float">
            <text:p>1077952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484.2" calcext:value-type="float">
            <text:p>378484,2</text:p>
          </table:table-cell>
          <table:table-cell office:value-type="float" office:value="632.9669" calcext:value-type="float">
            <text:p>632,9669</text:p>
          </table:table-cell>
          <table:table-cell office:value-type="float" office:value="1012.335" calcext:value-type="float">
            <text:p>1012,335</text:p>
          </table:table-cell>
          <table:table-cell office:value-type="float" office:value="1077952" calcext:value-type="float">
            <text:p>1077952</text:p>
          </table:table-cell>
          <table:table-cell/>
          <table:table-cell table:formula="of:=[.A37]-[.H37]" office:value-type="float" office:value="0" calcext:value-type="float">
            <text:p>0</text:p>
          </table:table-cell>
          <table:table-cell table:formula="of:=[.B37]-[.I37]" office:value-type="float" office:value="0" calcext:value-type="float">
            <text:p>0</text:p>
          </table:table-cell>
          <table:table-cell table:formula="of:=[.C37]-[.J37]" office:value-type="float" office:value="0" calcext:value-type="float">
            <text:p>0</text:p>
          </table:table-cell>
          <table:table-cell table:formula="of:=[.D37]-[.K37]" office:value-type="float" office:value="0" calcext:value-type="float">
            <text:p>0</text:p>
          </table:table-cell>
          <table:table-cell table:formula="of:=[.E37]-[.L37]" office:value-type="float" office:value="0" calcext:value-type="float">
            <text:p>0</text:p>
          </table:table-cell>
          <table:table-cell table:formula="of:=[.F37]-[.M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1009712" calcext:value-type="float">
            <text:p>1009712</text:p>
          </table:table-cell>
          <table:table-cell office:value-type="float" office:value="1006.868" calcext:value-type="float">
            <text:p>1006,868</text:p>
          </table:table-cell>
          <table:table-cell office:value-type="float" office:value="2680.02" calcext:value-type="float">
            <text:p>2680,02</text:p>
          </table:table-cell>
          <table:table-cell office:value-type="float" office:value="3272194" calcext:value-type="float">
            <text:p>3272194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1009712" calcext:value-type="float">
            <text:p>1009712</text:p>
          </table:table-cell>
          <table:table-cell office:value-type="float" office:value="1006.868" calcext:value-type="float">
            <text:p>1006,868</text:p>
          </table:table-cell>
          <table:table-cell office:value-type="float" office:value="2680.02" calcext:value-type="float">
            <text:p>2680,02</text:p>
          </table:table-cell>
          <table:table-cell office:value-type="float" office:value="3272194" calcext:value-type="float">
            <text:p>3272194</text:p>
          </table:table-cell>
          <table:table-cell/>
          <table:table-cell table:formula="of:=[.A38]-[.H38]" office:value-type="float" office:value="0" calcext:value-type="float">
            <text:p>0</text:p>
          </table:table-cell>
          <table:table-cell table:formula="of:=[.B38]-[.I38]" office:value-type="float" office:value="0" calcext:value-type="float">
            <text:p>0</text:p>
          </table:table-cell>
          <table:table-cell table:formula="of:=[.C38]-[.J38]" office:value-type="float" office:value="0" calcext:value-type="float">
            <text:p>0</text:p>
          </table:table-cell>
          <table:table-cell table:formula="of:=[.D38]-[.K38]" office:value-type="float" office:value="0" calcext:value-type="float">
            <text:p>0</text:p>
          </table:table-cell>
          <table:table-cell table:formula="of:=[.E38]-[.L38]" office:value-type="float" office:value="0" calcext:value-type="float">
            <text:p>0</text:p>
          </table:table-cell>
          <table:table-cell table:formula="of:=[.F38]-[.M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237913" calcext:value-type="float">
            <text:p>2237913</text:p>
          </table:table-cell>
          <table:table-cell office:value-type="float" office:value="1438.845" calcext:value-type="float">
            <text:p>1438,845</text:p>
          </table:table-cell>
          <table:table-cell office:value-type="float" office:value="5101.68" calcext:value-type="float">
            <text:p>5101,68</text:p>
          </table:table-cell>
          <table:table-cell office:value-type="float" office:value="9492263" calcext:value-type="float">
            <text:p>9492263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237913" calcext:value-type="float">
            <text:p>2237913</text:p>
          </table:table-cell>
          <table:table-cell office:value-type="float" office:value="1438.845" calcext:value-type="float">
            <text:p>1438,845</text:p>
          </table:table-cell>
          <table:table-cell office:value-type="float" office:value="5101.68" calcext:value-type="float">
            <text:p>5101,68</text:p>
          </table:table-cell>
          <table:table-cell office:value-type="float" office:value="9492263" calcext:value-type="float">
            <text:p>9492263</text:p>
          </table:table-cell>
          <table:table-cell/>
          <table:table-cell table:formula="of:=[.A39]-[.H39]" office:value-type="float" office:value="0" calcext:value-type="float">
            <text:p>0</text:p>
          </table:table-cell>
          <table:table-cell table:formula="of:=[.B39]-[.I39]" office:value-type="float" office:value="0" calcext:value-type="float">
            <text:p>0</text:p>
          </table:table-cell>
          <table:table-cell table:formula="of:=[.C39]-[.J39]" office:value-type="float" office:value="0" calcext:value-type="float">
            <text:p>0</text:p>
          </table:table-cell>
          <table:table-cell table:formula="of:=[.D39]-[.K39]" office:value-type="float" office:value="0" calcext:value-type="float">
            <text:p>0</text:p>
          </table:table-cell>
          <table:table-cell table:formula="of:=[.E39]-[.L39]" office:value-type="float" office:value="0" calcext:value-type="float">
            <text:p>0</text:p>
          </table:table-cell>
          <table:table-cell table:formula="of:=[.F39]-[.M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5227485" calcext:value-type="float">
            <text:p>5227485</text:p>
          </table:table-cell>
          <table:table-cell office:value-type="float" office:value="2168.459" calcext:value-type="float">
            <text:p>2168,459</text:p>
          </table:table-cell>
          <table:table-cell office:value-type="float" office:value="8999.453" calcext:value-type="float">
            <text:p>8999,453</text:p>
          </table:table-cell>
          <table:table-cell office:value-type="float" office:value="28793710" calcext:value-type="float">
            <text:p>28793710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5227485" calcext:value-type="float">
            <text:p>5227485</text:p>
          </table:table-cell>
          <table:table-cell office:value-type="float" office:value="2168.459" calcext:value-type="float">
            <text:p>2168,459</text:p>
          </table:table-cell>
          <table:table-cell office:value-type="float" office:value="8999.453" calcext:value-type="float">
            <text:p>8999,453</text:p>
          </table:table-cell>
          <table:table-cell office:value-type="float" office:value="28793710" calcext:value-type="float">
            <text:p>28793710</text:p>
          </table:table-cell>
          <table:table-cell/>
          <table:table-cell table:formula="of:=[.A40]-[.H40]" office:value-type="float" office:value="0" calcext:value-type="float">
            <text:p>0</text:p>
          </table:table-cell>
          <table:table-cell table:formula="of:=[.B40]-[.I40]" office:value-type="float" office:value="0" calcext:value-type="float">
            <text:p>0</text:p>
          </table:table-cell>
          <table:table-cell table:formula="of:=[.C40]-[.J40]" office:value-type="float" office:value="0" calcext:value-type="float">
            <text:p>0</text:p>
          </table:table-cell>
          <table:table-cell table:formula="of:=[.D40]-[.K40]" office:value-type="float" office:value="0" calcext:value-type="float">
            <text:p>0</text:p>
          </table:table-cell>
          <table:table-cell table:formula="of:=[.E40]-[.L40]" office:value-type="float" office:value="0" calcext:value-type="float">
            <text:p>0</text:p>
          </table:table-cell>
          <table:table-cell table:formula="of:=[.F40]-[.M4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5T11:27:20.786791622</dc:date>
    <meta:editing-duration>PT1M24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